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c2e0ae" draw:opacity="50%" draw:textarea-horizontal-align="justify" draw:textarea-vertical-align="middle" draw:auto-grow-height="false" fo:min-height="0.556cm" fo:min-width="0cm"/>
    </style:style>
    <style:style style:name="gr2" style:family="graphic" style:parent-style-name="standard">
      <style:graphic-properties draw:stroke="none" draw:fill-color="#c2e0ae" draw:opacity="50%" draw:textarea-horizontal-align="justify" draw:textarea-vertical-align="middle" draw:auto-grow-height="false" fo:min-height="0.505cm" fo:min-width="0cm"/>
    </style:style>
    <style:style style:name="gr3" style:family="graphic" style:parent-style-name="standard">
      <style:graphic-properties draw:stroke="none" draw:fill-color="#c2e0ae" draw:opacity="50%" draw:textarea-horizontal-align="justify" draw:textarea-vertical-align="middle" draw:auto-grow-height="false" fo:min-height="0.517cm" fo:min-width="0cm"/>
    </style:style>
    <style:style style:name="gr4" style:family="graphic" style:parent-style-name="standard">
      <style:graphic-properties draw:stroke="none" draw:fill-color="#c2e0ae" draw:opacity="50%" draw:textarea-horizontal-align="justify" draw:textarea-vertical-align="middle" draw:auto-grow-height="false" fo:min-height="0.547cm" fo:min-width="0cm"/>
    </style:style>
    <style:style style:name="gr5" style:family="graphic" style:parent-style-name="objectwithoutfill">
      <style:graphic-properties draw:marker-end="Arrow_20_concave" draw:fill="none" draw:textarea-vertical-align="middl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objectwithoutfill">
      <style:graphic-properties draw:stroke="dash" draw:stroke-dash="Ultrafine_20_Dashed" draw:fill="none" draw:textarea-vertical-align="middle"/>
    </style:style>
    <style:style style:name="gr8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draw:marker-start="Arrow_20_concave" draw:marker-end="Arrow_20_concave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524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0.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1.165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636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fo:min-height="1.232cm"/>
      <style:paragraph-properties style:writing-mode="lr-tb"/>
    </style:style>
    <style:style style:name="gr15" style:family="graphic" style:parent-style-name="standard">
      <style:graphic-properties draw:stroke="none" draw:fill-color="#c2e0ae" draw:opacity="50%" draw:textarea-horizontal-align="justify" draw:textarea-vertical-align="middle" draw:auto-grow-height="false" fo:min-height="0.515cm" fo:min-width="0cm"/>
    </style:style>
    <style:style style:name="gr16" style:family="graphic" style:parent-style-name="standard">
      <style:graphic-properties draw:stroke="none" draw:fill-color="#c2e0ae" draw:opacity="50%" draw:textarea-horizontal-align="justify" draw:textarea-vertical-align="middle" draw:auto-grow-height="false" fo:min-height="0.537cm" fo:min-width="0cm"/>
    </style:style>
    <style:style style:name="gr1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draw:fill-color="#59c5c7" draw:opacity="50%" draw:textarea-horizontal-align="justify" draw:textarea-vertical-align="middle" draw:auto-grow-height="false" fo:min-height="0cm" fo:min-width="0.389cm"/>
    </style:style>
    <style:style style:name="gr20" style:family="graphic" style:parent-style-name="standard">
      <style:graphic-properties draw:stroke="none" draw:fill-color="#bc312e" draw:opacity="50%" draw:textarea-horizontal-align="justify" draw:textarea-vertical-align="middle" draw:auto-grow-height="false" fo:min-height="0cm" fo:min-width="0.135cm"/>
    </style:style>
    <style:style style:name="gr21" style:family="graphic" style:parent-style-name="standard">
      <style:graphic-properties draw:stroke="none" svg:stroke-color="#000000" draw:fill="none" draw:fill-color="#ffffff" fo:min-height="0.609cm"/>
      <style:paragraph-properties style:writing-mode="lr-tb"/>
    </style:style>
    <style:style style:name="gr22" style:family="graphic" style:parent-style-name="standard">
      <style:graphic-properties svg:stroke-color="#000000" draw:fill="none" draw:textarea-vertical-align="middle" draw:auto-grow-height="false" fo:min-height="0.593cm" fo:min-width="0cm"/>
    </style:style>
    <style:style style:name="gr23" style:family="graphic" style:parent-style-name="standard">
      <style:graphic-properties draw:stroke="none" svg:stroke-color="#000000" draw:fill="none" draw:fill-color="#ffffff" fo:min-height="1.059cm"/>
      <style:paragraph-properties style:writing-mode="lr-tb"/>
    </style:style>
    <style:style style:name="gr24" style:family="graphic" style:parent-style-name="standard">
      <style:graphic-properties svg:stroke-color="#000000" draw:fill-color="#000000" draw:textarea-vertical-align="middle" draw:auto-grow-height="false" fo:min-height="0.385cm" fo:min-width="0cm"/>
    </style:style>
    <style:style style:name="P1" style:family="paragraph">
      <loext:graphic-properties draw:fill-color="#c2e0ae" draw:opacity="5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style:font-name="LM Roman 12"/>
    </style:style>
    <style:style style:name="P4" style:family="paragraph">
      <loext:graphic-properties draw:fill="none" draw:fill-color="#ffffff"/>
      <style:text-properties style:font-name="LM Roman 12" fo:font-size="9pt" style:font-size-asian="9pt" style:font-size-complex="9pt"/>
    </style:style>
    <style:style style:name="P5" style:family="paragraph">
      <loext:graphic-properties draw:fill="none" draw:fill-color="#ffffff"/>
      <style:text-properties style:font-name="LM Roman 12" fo:font-size="13pt" style:font-size-asian="9pt" style:font-size-complex="9pt"/>
    </style:style>
    <style:style style:name="P6" style:family="paragraph">
      <style:paragraph-properties fo:text-align="center"/>
      <style:text-properties style:font-name="LM Roman 12"/>
    </style:style>
    <style:style style:name="P7" style:family="paragraph">
      <loext:graphic-properties draw:fill="none" draw:fill-color="#ffffff"/>
      <style:paragraph-properties fo:text-align="center"/>
      <style:text-properties style:font-name="LM Roman 12" fo:font-size="13pt" style:font-size-asian="9pt" style:font-size-complex="9pt"/>
    </style:style>
    <style:style style:name="P8" style:family="paragraph">
      <loext:graphic-properties draw:fill-color="#59c5c7" draw:opacity="50%"/>
      <style:paragraph-properties fo:text-align="center"/>
    </style:style>
    <style:style style:name="P9" style:family="paragraph">
      <loext:graphic-properties draw:fill-color="#bc312e" draw:opacity="50%"/>
      <style:paragraph-properties fo:text-align="center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LM Roman 12" fo:font-size="9pt" style:font-size-asian="9pt" style:font-size-complex="9pt"/>
    </style:style>
    <style:style style:name="T1" style:family="text">
      <style:text-properties style:font-name="LM Roman 12" fo:font-size="13pt" style:font-size-asian="13pt" style:font-size-complex="13pt"/>
    </style:style>
    <style:style style:name="T2" style:family="text">
      <style:text-properties style:text-position="-33% 58%" style:font-name="LM Roman 12" fo:font-size="13pt" style:font-size-asian="13pt" style:font-size-complex="13pt"/>
    </style:style>
    <style:style style:name="T3" style:family="text">
      <style:text-properties fo:font-size="13pt" style:font-size-asian="9pt" style:font-size-complex="9pt"/>
    </style:style>
    <style:style style:name="T4" style:family="text">
      <style:text-properties style:text-position="-33% 58%" fo:font-size="13pt" style:font-size-asian="9pt" style:font-size-complex="9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fo:font-size="13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fo:font-size="13pt" fo:font-style="normal" fo:text-shadow="none" style:text-underline-style="none" fo:font-weight="normal" style:letter-kerning="true" style:font-name-asian="Noto Sans CJK SC Regular" style:font-size-asian="9pt" style:font-style-asian="normal" style:font-weight-asian="normal" style:font-name-complex="Lohit Devanagari" style:font-size-complex="9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0% 100%" fo:font-size="13pt" style:font-size-asian="9pt" style:font-size-complex="9pt"/>
    </style:style>
    <style:style style:name="T8" style:family="text">
      <style:text-properties fo:font-size="13pt" style:font-size-asian="13pt" style:font-size-complex="13pt"/>
    </style:style>
    <style:style style:name="T9" style:family="text">
      <style:text-properties style:text-position="-33% 58%" fo:font-size="13pt" style:font-size-asian="13pt" style:font-size-complex="13pt"/>
    </style:style>
    <style:style style:name="T10" style:family="text">
      <style:text-properties style:text-position="0% 100%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296cm" svg:height="0.806cm" svg:x="12.277cm" svg:y="10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259cm" svg:height="0.755cm" svg:x="7.742cm" svg:y="12.1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259cm" svg:height="0.767cm" svg:x="11.044cm" svg:y="6.47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259cm" svg:height="0.797cm" svg:x="9.142cm" svg:y="7.62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415cm" svg:y1="5.852cm" svg:x2="18.669cm" svg:y2="5.852cm">
          <text:p/>
        </draw:line>
        <draw:line draw:style-name="gr6" draw:text-style-name="P2" draw:layer="layout" svg:x1="2.415cm" svg:y1="5.852cm" svg:x2="10.152cm" svg:y2="2.101cm">
          <text:p/>
        </draw:line>
        <draw:line draw:style-name="gr6" draw:text-style-name="P2" draw:layer="layout" svg:x1="17.889cm" svg:y1="5.852cm" svg:x2="10.152cm" svg:y2="2.101cm">
          <text:p/>
        </draw:line>
        <draw:line draw:style-name="gr5" draw:text-style-name="P2" draw:layer="layout" svg:x1="2.415cm" svg:y1="18.979cm" svg:x2="2.415cm" svg:y2="0.225cm">
          <text:p/>
        </draw:line>
        <draw:line draw:style-name="gr5" draw:text-style-name="P2" draw:layer="layout" svg:x1="2.415cm" svg:y1="8.431cm" svg:x2="18.796cm" svg:y2="8.431cm">
          <text:p/>
        </draw:line>
        <draw:line draw:style-name="gr5" draw:text-style-name="P2" draw:layer="layout" svg:x1="2.415cm" svg:y1="12.91cm" svg:x2="18.796cm" svg:y2="12.91cm">
          <text:p/>
        </draw:line>
        <draw:line draw:style-name="gr7" draw:text-style-name="P2" draw:layer="layout" svg:x1="9.144cm" svg:y1="5.588cm" svg:x2="9.144cm" svg:y2="18.923cm">
          <text:p/>
        </draw:line>
        <draw:g>
          <draw:line draw:style-name="gr8" draw:text-style-name="P2" draw:layer="layout" svg:x1="2.413cm" svg:y1="8.417cm" svg:x2="9.398cm" svg:y2="8.417cm">
            <text:p/>
          </draw:line>
          <draw:line draw:style-name="gr8" draw:text-style-name="P2" draw:layer="layout" svg:x1="11.049cm" svg:y1="8.417cm" svg:x2="17.907cm" svg:y2="8.417cm">
            <text:p/>
          </draw:line>
          <draw:line draw:style-name="gr8" draw:text-style-name="P2" draw:layer="layout" svg:x1="9.355cm" svg:y1="7.655cm" svg:x2="11.049cm" svg:y2="7.655cm">
            <text:p/>
          </draw:line>
          <draw:line draw:style-name="gr8" draw:text-style-name="P2" draw:layer="layout" svg:x1="9.398cm" svg:y1="8.461cm" svg:x2="9.398cm" svg:y2="7.655cm">
            <text:p/>
          </draw:line>
          <draw:line draw:style-name="gr8" draw:text-style-name="P2" draw:layer="layout" svg:x1="11.009cm" svg:y1="8.461cm" svg:x2="11.009cm" svg:y2="7.655cm">
            <text:p/>
          </draw:line>
          <draw:line draw:style-name="gr8" draw:text-style-name="P2" draw:layer="layout" svg:x1="9.355cm" svg:y1="7.655cm" svg:x2="11.049cm" svg:y2="7.655cm">
            <text:p/>
          </draw:line>
        </draw:g>
        <draw:line draw:style-name="gr7" draw:text-style-name="P2" draw:layer="layout" svg:x1="17.89cm" svg:y1="0.694cm" svg:x2="17.89cm" svg:y2="18.952cm">
          <text:p/>
        </draw:line>
        <draw:line draw:style-name="gr9" draw:text-style-name="P2" draw:layer="layout" svg:x1="2.415cm" svg:y1="1.163cm" svg:x2="17.889cm" svg:y2="1.163cm">
          <text:p/>
        </draw:line>
        <draw:frame draw:style-name="gr10" draw:text-style-name="P4" draw:layer="layout" svg:width="1.576cm" svg:height="0.991cm" svg:x="9.346cm" svg:y="0.242cm">
          <draw:text-box>
            <text:p text:style-name="P3"><text:span text:style-name="T1">T</text:span><text:span text:style-name="T2">P</text:span><text:span text:style-name="T2">W</text:span><text:span text:style-name="T2">M</text:span></text:p>
          </draw:text-box>
        </draw:frame>
        <draw:frame draw:style-name="gr11" draw:text-style-name="P5" draw:layer="layout" svg:width="0.633cm" svg:height="0.894cm" svg:x="18.796cm" svg:y="18.778cm">
          <draw:text-box>
            <text:p text:style-name="P3"><text:span text:style-name="T3">t</text:span></text:p>
          </draw:text-box>
        </draw:frame>
        <draw:frame draw:style-name="gr12" draw:text-style-name="P7" draw:layer="layout" svg:width="1.237cm" svg:height="1.634cm" svg:x="1.419cm" svg:y="6.802cm">
          <draw:text-box>
            <text:p text:style-name="P6"><text:span text:style-name="T3">_</text:span></text:p>
            <text:p text:style-name="P6"><text:span text:style-name="T3">q</text:span><text:span text:style-name="T4">a</text:span></text:p>
          </draw:text-box>
        </draw:frame>
        <draw:g>
          <draw:line draw:style-name="gr8" draw:text-style-name="P2" draw:layer="layout" svg:x1="2.448cm" svg:y1="6.503cm" svg:x2="9.179cm" svg:y2="6.503cm">
            <text:p/>
          </draw:line>
          <draw:line draw:style-name="gr8" draw:text-style-name="P2" draw:layer="layout" svg:x1="11.303cm" svg:y1="6.503cm" svg:x2="17.907cm" svg:y2="6.503cm">
            <text:p/>
          </draw:line>
          <draw:line draw:style-name="gr8" draw:text-style-name="P2" draw:layer="layout" svg:x1="9.144cm" svg:y1="7.217cm" svg:x2="11.303cm" svg:y2="7.217cm">
            <text:p/>
          </draw:line>
          <draw:line draw:style-name="gr8" draw:text-style-name="P2" draw:layer="layout" svg:x1="9.179cm" svg:y1="7.261cm" svg:x2="9.179cm" svg:y2="6.455cm">
            <text:p/>
          </draw:line>
          <draw:line draw:style-name="gr8" draw:text-style-name="P2" draw:layer="layout" svg:x1="11.265cm" svg:y1="7.261cm" svg:x2="11.265cm" svg:y2="6.455cm">
            <text:p/>
          </draw:line>
          <draw:line draw:style-name="gr8" draw:text-style-name="P2" draw:layer="layout" svg:x1="2.492cm" svg:y1="6.503cm" svg:x2="9.223cm" svg:y2="6.503cm">
            <text:p/>
          </draw:line>
        </draw:g>
        <draw:frame draw:style-name="gr13" draw:text-style-name="P7" draw:layer="layout" svg:width="1.237cm" svg:height="0.991cm" svg:x="1.419cm" svg:y="6.303cm">
          <draw:text-box>
            <text:p text:style-name="P6"><text:span text:style-name="T3">q</text:span><text:span text:style-name="T4">a</text:span></text:p>
          </draw:text-box>
        </draw:frame>
        <draw:g>
          <draw:line draw:style-name="gr8" draw:text-style-name="P2" draw:layer="layout" svg:x1="2.434cm" svg:y1="12.917cm" svg:x2="8.04cm" svg:y2="12.917cm">
            <text:p/>
          </draw:line>
          <draw:line draw:style-name="gr8" draw:text-style-name="P2" draw:layer="layout" svg:x1="12.272cm" svg:y1="12.917cm" svg:x2="17.928cm" svg:y2="12.917cm">
            <text:p/>
          </draw:line>
          <draw:line draw:style-name="gr8" draw:text-style-name="P2" draw:layer="layout" svg:x1="8.001cm" svg:y1="12.155cm" svg:x2="12.319cm" svg:y2="12.155cm">
            <text:p/>
          </draw:line>
          <draw:line draw:style-name="gr8" draw:text-style-name="P2" draw:layer="layout" svg:x1="8.001cm" svg:y1="12.917cm" svg:x2="8.001cm" svg:y2="12.111cm">
            <text:p/>
          </draw:line>
          <draw:line draw:style-name="gr8" draw:text-style-name="P2" draw:layer="layout" svg:x1="12.272cm" svg:y1="12.961cm" svg:x2="12.272cm" svg:y2="12.155cm">
            <text:p/>
          </draw:line>
        </draw:g>
        <draw:frame draw:style-name="gr14" draw:text-style-name="P7" draw:layer="layout" svg:width="1.237cm" svg:height="1.634cm" svg:x="1.419cm" svg:y="11.302cm">
          <draw:text-box>
            <text:p text:style-name="P6"><text:span text:style-name="T3">_</text:span></text:p>
            <text:p text:style-name="P6"><text:span text:style-name="T3">q</text:span><text:span text:style-name="T4">b</text:span></text:p>
          </draw:text-box>
        </draw:frame>
        <draw:g>
          <draw:line draw:style-name="gr8" draw:text-style-name="P2" draw:layer="layout" svg:x1="12.573cm" svg:y1="11.003cm" svg:x2="17.928cm" svg:y2="11.003cm">
            <text:p/>
          </draw:line>
          <draw:line draw:style-name="gr8" draw:text-style-name="P2" draw:layer="layout" svg:x1="7.747cm" svg:y1="11.717cm" svg:x2="12.573cm" svg:y2="11.717cm">
            <text:p/>
          </draw:line>
          <draw:line draw:style-name="gr8" draw:text-style-name="P2" draw:layer="layout" svg:x1="7.747cm" svg:y1="11.758cm" svg:x2="7.747cm" svg:y2="10.952cm">
            <text:p/>
          </draw:line>
          <draw:line draw:style-name="gr8" draw:text-style-name="P2" draw:layer="layout" svg:x1="12.573cm" svg:y1="11.758cm" svg:x2="12.573cm" svg:y2="10.952cm">
            <text:p/>
          </draw:line>
          <draw:line draw:style-name="gr8" draw:text-style-name="P2" draw:layer="layout" svg:x1="2.413cm" svg:y1="11.003cm" svg:x2="7.747cm" svg:y2="11.003cm">
            <text:p/>
          </draw:line>
        </draw:g>
        <draw:frame draw:style-name="gr13" draw:text-style-name="P7" draw:layer="layout" svg:width="1.237cm" svg:height="0.991cm" svg:x="1.419cm" svg:y="10.903cm">
          <draw:text-box>
            <text:p text:style-name="P6"><text:span text:style-name="T3">q</text:span><text:span text:style-name="T4">b</text:span></text:p>
          </draw:text-box>
        </draw:frame>
        <draw:custom-shape draw:style-name="gr15" draw:text-style-name="P1" draw:layer="layout" svg:width="0.259cm" svg:height="0.765cm" svg:x="16.898cm" svg:y="15.44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0.259cm" svg:height="0.787cm" svg:x="3.17cm" svg:y="16.637cm">
          <text:p/>
          <draw:enhanced-geometry svg:viewBox="0 0 21600 21600" draw:type="rectangle" draw:enhanced-path="M 0 0 L 21600 0 21600 21600 0 21600 0 0 Z N"/>
        </draw:custom-shape>
        <draw:line draw:style-name="gr5" draw:text-style-name="P2" draw:layer="layout" svg:x1="2.415cm" svg:y1="17.403cm" svg:x2="18.796cm" svg:y2="17.403cm">
          <text:p/>
        </draw:line>
        <draw:g>
          <draw:line draw:style-name="gr8" draw:text-style-name="P2" draw:layer="layout" svg:x1="2.434cm" svg:y1="17.41cm" svg:x2="3.429cm" svg:y2="17.41cm">
            <text:p/>
          </draw:line>
          <draw:line draw:style-name="gr8" draw:text-style-name="P2" draw:layer="layout" svg:x1="16.891cm" svg:y1="17.41cm" svg:x2="17.928cm" svg:y2="17.41cm">
            <text:p/>
          </draw:line>
          <draw:line draw:style-name="gr8" draw:text-style-name="P2" draw:layer="layout" svg:x1="3.396cm" svg:y1="16.648cm" svg:x2="16.898cm" svg:y2="16.648cm">
            <text:p/>
          </draw:line>
          <draw:line draw:style-name="gr8" draw:text-style-name="P2" draw:layer="layout" svg:x1="3.429cm" svg:y1="17.454cm" svg:x2="3.429cm" svg:y2="16.648cm">
            <text:p/>
          </draw:line>
          <draw:line draw:style-name="gr8" draw:text-style-name="P2" draw:layer="layout" svg:x1="16.866cm" svg:y1="17.454cm" svg:x2="16.866cm" svg:y2="16.648cm">
            <text:p/>
          </draw:line>
        </draw:g>
        <draw:frame draw:style-name="gr14" draw:text-style-name="P7" draw:layer="layout" svg:width="1.237cm" svg:height="1.634cm" svg:x="1.419cm" svg:y="15.795cm">
          <draw:text-box>
            <text:p text:style-name="P6"><text:span text:style-name="T3">_</text:span></text:p>
            <text:p text:style-name="P6"><text:span text:style-name="T3">q</text:span><text:span text:style-name="T4">c</text:span></text:p>
          </draw:text-box>
        </draw:frame>
        <draw:g>
          <draw:line draw:style-name="gr8" draw:text-style-name="P2" draw:layer="layout" svg:x1="17.134cm" svg:y1="15.496cm" svg:x2="17.928cm" svg:y2="15.496cm">
            <text:p/>
          </draw:line>
          <draw:line draw:style-name="gr8" draw:text-style-name="P2" draw:layer="layout" svg:x1="3.175cm" svg:y1="16.21cm" svg:x2="17.145cm" svg:y2="16.21cm">
            <text:p/>
          </draw:line>
          <draw:line draw:style-name="gr8" draw:text-style-name="P2" draw:layer="layout" svg:x1="3.175cm" svg:y1="16.251cm" svg:x2="3.175cm" svg:y2="15.445cm">
            <text:p/>
          </draw:line>
          <draw:line draw:style-name="gr8" draw:text-style-name="P2" draw:layer="layout" svg:x1="17.157cm" svg:y1="16.251cm" svg:x2="17.157cm" svg:y2="15.445cm">
            <text:p/>
          </draw:line>
          <draw:line draw:style-name="gr8" draw:text-style-name="P2" draw:layer="layout" svg:x1="2.413cm" svg:y1="15.496cm" svg:x2="3.223cm" svg:y2="15.496cm">
            <text:p/>
          </draw:line>
        </draw:g>
        <draw:frame draw:style-name="gr13" draw:text-style-name="P7" draw:layer="layout" svg:width="1.237cm" svg:height="0.991cm" svg:x="1.419cm" svg:y="15.296cm">
          <draw:text-box>
            <text:p text:style-name="P6"><text:span text:style-name="T3">q</text:span><text:span text:style-name="T4">c</text:span></text:p>
          </draw:text-box>
        </draw:frame>
        <draw:line draw:style-name="gr5" draw:text-style-name="P2" draw:layer="layout" svg:x1="2.415cm" svg:y1="10.11cm" svg:x2="18.796cm" svg:y2="10.11cm">
          <text:p/>
        </draw:line>
        <draw:g>
          <draw:line draw:style-name="gr17" draw:text-style-name="P2" draw:layer="layout" svg:x1="9.389cm" svg:y1="10.116cm" svg:x2="9.635cm" svg:y2="9.326cm">
            <text:p/>
          </draw:line>
          <draw:path draw:style-name="gr17" draw:text-style-name="P2" draw:layer="layout" svg:width="0.177cm" svg:height="0.508cm" draw:transform="skewX (-0.427954732589009) rotate (0.856607596878817) translate (9.63402016145585cm 9.3265882167064cm)" svg:viewBox="0 0 178 509" svg:d="M0 0c61 0 38 93 38 93l-13 45c0 0-11 46 51 47 62 0 38 92 38 92 0 0-12 47 0 77 13 31 64 155 64 155">
            <text:p/>
          </draw:path>
          <draw:path draw:style-name="gr17" draw:text-style-name="P2" draw:layer="layout" svg:width="0.267cm" svg:height="0.151cm" draw:transform="skewX (0.413643032722656) rotate (0.707207412908102) translate (9.1413731715426cm 10.1454097044581cm)" svg:viewBox="0 0 268 152" svg:d="M0 5c17-2 35 0 52-4 13-5 30 12 26 30-2 15-1 38 14 47 12 9 29 6 41 0 14-7 31-19 47-13 14 5 14 33 12 50-1 13 8 39 21 37 14-2 32 5 45-9l10-5">
            <text:p/>
          </draw:path>
        </draw:g>
        <draw:g>
          <draw:path draw:style-name="gr17" draw:text-style-name="P2" draw:layer="layout" svg:width="0.165cm" svg:height="0.43cm" draw:transform="skewX (0.235619449019234) rotate (2.17485478091013) translate (11.2703406802602cm 10.2675779068473cm)" svg:viewBox="0 0 166 431" svg:d="M166 0c-55 0-35 79-35 79l10 38c0 0 10 39-46 40-55 0-35 78-35 78 0 0 11 39-1 65s-59 131-59 131">
            <text:p/>
          </draw:path>
          <draw:line draw:style-name="gr17" draw:text-style-name="P2" draw:layer="layout" svg:x1="11.049cm" svg:y1="9.325cm" svg:x2="11.176cm" svg:y2="10.134cm">
            <text:p/>
          </draw:line>
        </draw:g>
        <draw:line draw:style-name="gr17" draw:text-style-name="P2" draw:layer="layout" svg:x1="10.287cm" svg:y1="9.349cm" svg:x2="11.049cm" svg:y2="9.349cm">
          <text:p/>
        </draw:line>
        <draw:line draw:style-name="gr7" draw:text-style-name="P2" draw:layer="layout" svg:x1="11.049cm" svg:y1="5.588cm" svg:x2="11.049cm" svg:y2="18.923cm">
          <text:p/>
        </draw:line>
        <draw:line draw:style-name="gr17" draw:text-style-name="P2" draw:layer="layout" svg:x1="3.937cm" svg:y1="10.137cm" svg:x2="9.164cm" svg:y2="10.137cm">
          <text:p/>
        </draw:line>
        <draw:frame draw:style-name="gr13" draw:text-style-name="P7" draw:layer="layout" svg:width="1.745cm" svg:height="0.991cm" svg:x="0.911cm" svg:y="8.855cm">
          <draw:text-box>
            <text:p text:style-name="P6"><text:span text:style-name="T5">|</text:span><text:span text:style-name="T5">i</text:span><text:span text:style-name="T6">R</text:span><text:span text:style-name="T6">a</text:span><text:span text:style-name="T7">|</text:span></text:p>
          </draw:text-box>
        </draw:frame>
        <draw:line draw:style-name="gr7" draw:text-style-name="P2" draw:layer="layout" svg:x1="10.16cm" svg:y1="2.077cm" svg:x2="10.16cm" svg:y2="18.952cm">
          <text:p/>
        </draw:line>
        <draw:line draw:style-name="gr17" draw:text-style-name="P2" draw:layer="layout" svg:x1="12.7cm" svg:y1="10.11cm" svg:x2="16.891cm" svg:y2="10.11cm">
          <text:p/>
        </draw:line>
        <draw:line draw:style-name="gr5" draw:text-style-name="P2" draw:layer="layout" svg:x1="2.416cm" svg:y1="14.531cm" svg:x2="18.797cm" svg:y2="14.531cm">
          <text:p/>
        </draw:line>
        <draw:g>
          <draw:line draw:style-name="gr17" draw:text-style-name="P2" draw:layer="layout" svg:x1="7.993cm" svg:y1="14.537cm" svg:x2="8.239cm" svg:y2="13.747cm">
            <text:p/>
          </draw:line>
          <draw:path draw:style-name="gr17" draw:text-style-name="P2" draw:layer="layout" svg:width="0.177cm" svg:height="0.508cm" draw:transform="skewX (-0.427954732589009) rotate (0.856607596878817) translate (8.23802016145585cm 13.7475882167064cm)" svg:viewBox="0 0 178 509" svg:d="M0 0c61 0 38 93 38 93l-13 45c0 0-11 46 51 47 62 0 38 92 38 92 0 0-12 47 0 77 13 31 64 155 64 155">
            <text:p/>
          </draw:path>
          <draw:path draw:style-name="gr17" draw:text-style-name="P2" draw:layer="layout" svg:width="0.267cm" svg:height="0.151cm" draw:transform="skewX (0.413643032722656) rotate (0.707207412908102) translate (7.7453731715426cm 14.5664097044581cm)" svg:viewBox="0 0 268 152" svg:d="M0 5c17-2 35 0 52-4 13-5 30 12 26 30-2 15-1 38 14 47 12 9 29 6 41 0 14-7 31-19 47-13 14 5 14 33 12 50-1 13 8 39 21 37 14-2 32 5 45-9l10-5">
            <text:p/>
          </draw:path>
        </draw:g>
        <draw:g>
          <draw:path draw:style-name="gr17" draw:text-style-name="P2" draw:layer="layout" svg:width="0.165cm" svg:height="0.43cm" draw:transform="skewX (0.235619449019234) rotate (2.17485478091013) translate (12.4983406802602cm 14.6885779068473cm)" svg:viewBox="0 0 166 431" svg:d="M166 0c-55 0-35 79-35 79l10 38c0 0 10 39-46 40-55 0-35 78-35 78 0 0 11 39-1 65s-59 131-59 131">
            <text:p/>
          </draw:path>
          <draw:line draw:style-name="gr17" draw:text-style-name="P2" draw:layer="layout" svg:x1="12.277cm" svg:y1="13.746cm" svg:x2="12.404cm" svg:y2="14.555cm">
            <text:p/>
          </draw:line>
        </draw:g>
        <draw:line draw:style-name="gr17" draw:text-style-name="P2" draw:layer="layout" svg:x1="8.89cm" svg:y1="13.77cm" svg:x2="9.144cm" svg:y2="13.77cm">
          <text:p/>
        </draw:line>
        <draw:line draw:style-name="gr17" draw:text-style-name="P2" draw:layer="layout" svg:x1="3.937cm" svg:y1="14.558cm" svg:x2="7.747cm" svg:y2="14.558cm">
          <text:p/>
        </draw:line>
        <draw:frame draw:style-name="gr13" draw:text-style-name="P7" draw:layer="layout" svg:width="1.745cm" svg:height="0.991cm" svg:x="0.911cm" svg:y="13.276cm">
          <draw:text-box>
            <text:p text:style-name="P6"><text:span text:style-name="T5">|i</text:span><text:span text:style-name="T6">Rb</text:span><text:span text:style-name="T7">|</text:span></text:p>
          </draw:text-box>
        </draw:frame>
        <draw:line draw:style-name="gr17" draw:text-style-name="P2" draw:layer="layout" svg:x1="12.827cm" svg:y1="14.531cm" svg:x2="16.891cm" svg:y2="14.531cm">
          <text:p/>
        </draw:line>
        <draw:line draw:style-name="gr7" draw:text-style-name="P2" draw:layer="layout" svg:x1="7.747cm" svg:y1="10.957cm" svg:x2="7.747cm" svg:y2="18.923cm">
          <text:p/>
        </draw:line>
        <draw:line draw:style-name="gr7" draw:text-style-name="P2" draw:layer="layout" svg:x1="8.001cm" svg:y1="12.192cm" svg:x2="8.001cm" svg:y2="14.478cm">
          <text:p/>
        </draw:line>
        <draw:line draw:style-name="gr7" draw:text-style-name="P2" draw:layer="layout" svg:x1="12.277cm" svg:y1="10.16cm" svg:x2="12.277cm" svg:y2="18.161cm">
          <text:p/>
        </draw:line>
        <draw:line draw:style-name="gr5" draw:text-style-name="P2" draw:layer="layout" svg:x1="2.417cm" svg:y1="18.952cm" svg:x2="18.798cm" svg:y2="18.952cm">
          <text:p/>
        </draw:line>
        <draw:g>
          <draw:line draw:style-name="gr17" draw:text-style-name="P2" draw:layer="layout" svg:x1="3.421cm" svg:y1="18.954cm" svg:x2="3.667cm" svg:y2="18.164cm">
            <text:p/>
          </draw:line>
          <draw:path draw:style-name="gr17" draw:text-style-name="P2" draw:layer="layout" svg:width="0.177cm" svg:height="0.508cm" draw:transform="skewX (-0.42795473258901) rotate (0.856607596878817) translate (3.66602016145585cm 18.1645882167064cm)" svg:viewBox="0 0 178 509" svg:d="M0 0c61 0 38 93 38 93l-13 45c0 0-11 46 51 47 62 0 38 92 38 92 0 0-12 47 0 77 13 31 64 155 64 155">
            <text:p/>
          </draw:path>
          <draw:path draw:style-name="gr17" draw:text-style-name="P2" draw:layer="layout" svg:width="0.267cm" svg:height="0.151cm" draw:transform="skewX (0.413643032722656) rotate (0.707207412908102) translate (3.1733731715426cm 18.9834097044581cm)" svg:viewBox="0 0 268 152" svg:d="M0 5c17-2 35 0 52-4 13-5 30 12 26 30-2 15-1 38 14 47 12 9 29 6 41 0 14-7 31-19 47-13 14 5 14 33 12 50-1 13 8 39 21 37 14-2 32 5 45-9l10-5">
            <text:p/>
          </draw:path>
        </draw:g>
        <draw:g>
          <draw:path draw:style-name="gr17" draw:text-style-name="P2" draw:layer="layout" svg:width="0.165cm" svg:height="0.43cm" draw:transform="skewX (0.235619449019234) rotate (2.17485478091013) translate (17.1123406802602cm 19.1095779068473cm)" svg:viewBox="0 0 166 431" svg:d="M166 0c-55 0-35 79-35 79l10 38c0 0 10 39-46 40-55 0-35 78-35 78 0 0 11 39-1 65s-59 131-59 131">
            <text:p/>
          </draw:path>
          <draw:line draw:style-name="gr17" draw:text-style-name="P2" draw:layer="layout" svg:x1="16.891cm" svg:y1="18.167cm" svg:x2="17.018cm" svg:y2="18.976cm">
            <text:p/>
          </draw:line>
        </draw:g>
        <draw:line draw:style-name="gr17" draw:text-style-name="P2" draw:layer="layout" svg:x1="4.318cm" svg:y1="18.191cm" svg:x2="7.747cm" svg:y2="18.191cm">
          <text:p/>
        </draw:line>
        <draw:line draw:style-name="gr17" draw:text-style-name="P2" draw:layer="layout" svg:x1="2.435cm" svg:y1="18.979cm" svg:x2="3.175cm" svg:y2="18.979cm">
          <text:p/>
        </draw:line>
        <draw:frame draw:style-name="gr13" draw:text-style-name="P7" draw:layer="layout" svg:width="1.745cm" svg:height="0.991cm" svg:x="0.911cm" svg:y="17.697cm">
          <draw:text-box>
            <text:p text:style-name="P6"><text:span text:style-name="T5">|i</text:span><text:span text:style-name="T6">Rc</text:span><text:span text:style-name="T7">|</text:span></text:p>
          </draw:text-box>
        </draw:frame>
        <draw:line draw:style-name="gr17" draw:text-style-name="P2" draw:layer="layout" svg:x1="17.399cm" svg:y1="18.952cm" svg:x2="17.909cm" svg:y2="18.952cm">
          <text:p/>
        </draw:line>
        <draw:line draw:style-name="gr7" draw:text-style-name="P2" draw:layer="layout" svg:x1="3.175cm" svg:y1="10.16cm" svg:x2="3.175cm" svg:y2="19.04cm">
          <text:p/>
        </draw:line>
        <draw:line draw:style-name="gr7" draw:text-style-name="P2" draw:layer="layout" svg:x1="3.429cm" svg:y1="16.637cm" svg:x2="3.429cm" svg:y2="19.04cm">
          <text:p/>
        </draw:line>
        <draw:line draw:style-name="gr7" draw:text-style-name="P2" draw:layer="layout" svg:x1="16.891cm" svg:y1="10.16cm" svg:x2="16.891cm" svg:y2="18.928cm">
          <text:p/>
        </draw:line>
        <draw:path draw:style-name="gr17" draw:text-style-name="P2" draw:layer="layout" svg:width="0.753cm" svg:height="0.068cm" draw:transform="skewX (0.2153736296961) rotate (-0.0472984227290472) translate (9.16098916466867cm 18.124074638123cm)" svg:viewBox="0 0 754 69" svg:d="M0 64c19 0 37-1 57-1 16-1 33 0 48-2 19-2 25-12 43-16 15-4 33-2 49 2 17 4 31 11 44 17 11 4 30 9 48 2 15-5 30-10 31-18 2-8 9-16 15-22 9-9 17-16 31-23 15-7 36 0 48 4 13 6 27 12 35 19 9 7 16 16 30 22 14 5 32 13 50 9 16-4 35-10 41-18 7-9 25-11 43-11 17 1 33 3 48 6 16 4 32 1 48 1 14-1 30 0 45-2">
          <text:p/>
        </draw:path>
        <draw:path draw:style-name="gr17" draw:text-style-name="P2" draw:layer="layout" svg:width="0.753cm" svg:height="0.068cm" draw:transform="skewX (0.2153736296961) rotate (-0.0472984227290472) translate (7.76398916466867cm 18.124074638123cm)" svg:viewBox="0 0 754 69" svg:d="M0 64c19 0 37-1 57-1 16-1 33 0 48-2 19-2 25-12 43-16 15-4 33-2 49 2 17 4 31 11 44 17 11 4 30 9 48 2 15-5 30-10 31-18 2-8 9-16 15-22 9-9 17-16 31-23 15-7 36 0 48 4 13 6 27 12 35 19 9 7 16 16 30 22 14 5 32 13 50 9 16-4 35-10 41-18 7-9 25-11 43-11 17 1 33 3 48 6 16 4 32 1 48 1 14-1 30 0 45-2">
          <text:p/>
        </draw:path>
        <draw:line draw:style-name="gr17" draw:text-style-name="P2" draw:layer="layout" svg:x1="12.768cm" svg:y1="18.191cm" svg:x2="16.891cm" svg:y2="18.191cm">
          <text:p/>
        </draw:line>
        <draw:line draw:style-name="gr17" draw:text-style-name="P2" draw:layer="layout" svg:x1="8.509cm" svg:y1="18.191cm" svg:x2="9.144cm" svg:y2="18.191cm">
          <text:p/>
        </draw:line>
        <draw:path draw:style-name="gr17" draw:text-style-name="P2" draw:layer="layout" svg:width="0.753cm" svg:height="0.068cm" draw:transform="skewX (0.2153736296961) rotate (-0.0472984227290472) translate (9.16098916466866cm 13.6980746381231cm)" svg:viewBox="0 0 754 69" svg:d="M0 64c19 0 37-1 57-1 16-1 33 0 48-2 19-2 25-12 43-16 15-4 33-2 49 2 17 4 31 11 44 17 11 4 30 9 48 2 15-5 30-10 31-18 2-8 9-16 15-22 9-9 17-16 31-23 15-7 36 0 48 4 13 6 27 12 35 19 9 7 16 16 30 22 14 5 32 13 50 9 16-4 35-10 41-18 7-9 25-11 43-11 17 1 33 3 48 6 16 4 32 1 48 1 14-1 30 0 45-2">
          <text:p/>
        </draw:path>
        <draw:line draw:style-name="gr17" draw:text-style-name="P2" draw:layer="layout" svg:x1="11.557cm" svg:y1="13.77cm" svg:x2="12.277cm" svg:y2="13.77cm">
          <text:p/>
        </draw:line>
        <draw:path draw:style-name="gr17" draw:text-style-name="P2" draw:layer="layout" svg:width="0.753cm" svg:height="0.068cm" draw:transform="skewX (0.2153736296961) rotate (-0.0472984227290472) translate (3.19198916466867cm 14.4940746381231cm)" svg:viewBox="0 0 754 69" svg:d="M0 64c19 0 37-1 57-1 16-1 33 0 48-2 19-2 25-12 43-16 15-4 33-2 49 2 17 4 31 11 44 17 11 4 30 9 48 2 15-5 30-10 31-18 2-8 9-16 15-22 9-9 17-16 31-23 15-7 36 0 48 4 13 6 27 12 35 19 9 7 16 16 30 22 14 5 32 13 50 9 16-4 35-10 41-18 7-9 25-11 43-11 17 1 33 3 48 6 16 4 32 1 48 1 14-1 30 0 45-2">
          <text:p/>
        </draw:path>
        <draw:line draw:style-name="gr17" draw:text-style-name="P2" draw:layer="layout" svg:x1="2.413cm" svg:y1="14.558cm" svg:x2="3.175cm" svg:y2="14.558cm">
          <text:p/>
        </draw:line>
        <draw:path draw:style-name="gr17" draw:text-style-name="P2" draw:layer="layout" svg:width="0.753cm" svg:height="0.068cm" draw:transform="skewX (0.2153736296961) rotate (-0.0472984227290472) translate (3.19198916466867cm 10.068074638123cm)" svg:viewBox="0 0 754 69" svg:d="M0 64c19 0 37-1 57-1 16-1 33 0 48-2 19-2 25-12 43-16 15-4 33-2 49 2 17 4 31 11 44 17 11 4 30 9 48 2 15-5 30-10 31-18 2-8 9-16 15-22 9-9 17-16 31-23 15-7 36 0 48 4 13 6 27 12 35 19 9 7 16 16 30 22 14 5 32 13 50 9 16-4 35-10 41-18 7-9 25-11 43-11 17 1 33 3 48 6 16 4 32 1 48 1 14-1 30 0 45-2">
          <text:p/>
        </draw:path>
        <draw:line draw:style-name="gr17" draw:text-style-name="P2" draw:layer="layout" svg:x1="2.413cm" svg:y1="10.137cm" svg:x2="3.175cm" svg:y2="10.137cm">
          <text:p/>
        </draw:line>
        <draw:line draw:style-name="gr7" draw:text-style-name="P2" draw:layer="layout" svg:x1="9.398cm" svg:y1="7.62cm" svg:x2="9.398cm" svg:y2="10.16cm">
          <text:p/>
        </draw:line>
        <draw:line draw:style-name="gr7" draw:text-style-name="P2" draw:layer="layout" svg:x1="9.906cm" svg:y1="13.208cm" svg:x2="9.906cm" svg:y2="13.77cm">
          <text:p/>
        </draw:line>
        <draw:frame draw:style-name="gr13" draw:text-style-name="P7" draw:layer="layout" svg:width="1.651cm" svg:height="0.991cm" svg:x="6.731cm" svg:y="14.505cm">
          <draw:text-box>
            <text:p text:style-name="P6"><text:span text:style-name="T3">T</text:span><text:span text:style-name="T4">NOISE</text:span></text:p>
          </draw:text-box>
        </draw:frame>
        <draw:g>
          <draw:line draw:style-name="gr18" draw:text-style-name="P2" draw:layer="layout" svg:x1="7.874cm" svg:y1="13.335cm" svg:x2="9.144cm" svg:y2="13.335cm">
            <text:p/>
          </draw:line>
          <draw:line draw:style-name="gr18" draw:text-style-name="P2" draw:layer="layout" svg:x1="11.176cm" svg:y1="13.335cm" svg:x2="9.906cm" svg:y2="13.335cm">
            <text:p/>
          </draw:line>
          <draw:line draw:style-name="gr6" draw:text-style-name="P2" draw:layer="layout" svg:x1="8.89cm" svg:y1="13.335cm" svg:x2="10.541cm" svg:y2="13.335cm">
            <text:p/>
          </draw:line>
        </draw:g>
        <draw:line draw:style-name="gr18" draw:text-style-name="P2" draw:layer="layout" svg:x1="8.128cm" svg:y1="15.367cm" svg:x2="9.525cm" svg:y2="13.335cm">
          <text:p/>
        </draw:line>
        <draw:line draw:style-name="gr6" draw:text-style-name="P2" draw:layer="layout" svg:x1="11.303cm" svg:y1="15.494cm" svg:x2="12.7cm" svg:y2="15.494cm">
          <text:p/>
        </draw:line>
        <draw:g>
          <draw:line draw:style-name="gr18" draw:text-style-name="P2" draw:layer="layout" svg:x1="8.128cm" svg:y1="9.017cm" svg:x2="9.398cm" svg:y2="9.017cm">
            <text:p/>
          </draw:line>
          <draw:line draw:style-name="gr18" draw:text-style-name="P2" draw:layer="layout" svg:x1="11.43cm" svg:y1="9.017cm" svg:x2="10.16cm" svg:y2="9.017cm">
            <text:p/>
          </draw:line>
          <draw:line draw:style-name="gr6" draw:text-style-name="P2" draw:layer="layout" svg:x1="8.89cm" svg:y1="9.017cm" svg:x2="10.541cm" svg:y2="9.017cm">
            <text:p/>
          </draw:line>
        </draw:g>
        <draw:line draw:style-name="gr18" draw:text-style-name="P2" draw:layer="layout" svg:x1="10.922cm" svg:y1="11.049cm" svg:x2="10.033cm" svg:y2="9.017cm">
          <text:p/>
        </draw:line>
        <draw:line draw:style-name="gr6" draw:text-style-name="P2" draw:layer="layout" svg:x1="10.922cm" svg:y1="11.049cm" svg:x2="12.065cm" svg:y2="11.049cm">
          <text:p/>
        </draw:line>
        <draw:frame draw:style-name="gr13" draw:text-style-name="P7" draw:layer="layout" svg:width="1.651cm" svg:height="0.991cm" svg:x="10.668cm" svg:y="10.187cm">
          <draw:text-box>
            <text:p text:style-name="P6"><text:span text:style-name="T3">T</text:span><text:span text:style-name="T4">RISE</text:span></text:p>
          </draw:text-box>
        </draw:frame>
        <draw:g>
          <draw:line draw:style-name="gr18" draw:text-style-name="P2" draw:layer="layout" svg:x1="7.874cm" svg:y1="8.001cm" svg:x2="9.144cm" svg:y2="8.001cm">
            <text:p/>
          </draw:line>
          <draw:line draw:style-name="gr18" draw:text-style-name="P2" draw:layer="layout" svg:x1="10.668cm" svg:y1="8.001cm" svg:x2="9.398cm" svg:y2="8.001cm">
            <text:p/>
          </draw:line>
          <draw:line draw:style-name="gr6" draw:text-style-name="P2" draw:layer="layout" svg:x1="9.144cm" svg:y1="8.001cm" svg:x2="9.779cm" svg:y2="8.001cm">
            <text:p/>
          </draw:line>
        </draw:g>
        <draw:line draw:style-name="gr18" draw:text-style-name="P2" draw:layer="layout" svg:x1="8.509cm" svg:y1="7.112cm" svg:x2="9.271cm" svg:y2="8.001cm">
          <text:p/>
        </draw:line>
        <draw:line draw:style-name="gr6" draw:text-style-name="P2" draw:layer="layout" svg:x1="7.874cm" svg:y1="7.112cm" svg:x2="8.509cm" svg:y2="7.112cm">
          <text:p/>
        </draw:line>
        <draw:frame draw:style-name="gr13" draw:text-style-name="P7" draw:layer="layout" svg:width="1.651cm" svg:height="0.894cm" svg:x="7.366cm" svg:y="6.38cm">
          <draw:text-box>
            <text:p text:style-name="P6"><text:span text:style-name="T3">DT</text:span></text:p>
          </draw:text-box>
        </draw:frame>
        <draw:g>
          <draw:line draw:style-name="gr18" draw:text-style-name="P2" draw:layer="layout" svg:x1="7.874cm" svg:y1="5.588cm" svg:x2="9.144cm" svg:y2="5.588cm">
            <text:p/>
          </draw:line>
          <draw:line draw:style-name="gr18" draw:text-style-name="P2" draw:layer="layout" svg:x1="12.319cm" svg:y1="5.588cm" svg:x2="11.049cm" svg:y2="5.588cm">
            <text:p/>
          </draw:line>
          <draw:line draw:style-name="gr6" draw:text-style-name="P2" draw:layer="layout" svg:x1="9.144cm" svg:y1="5.588cm" svg:x2="11.049cm" svg:y2="5.588cm">
            <text:p/>
          </draw:line>
        </draw:g>
        <draw:frame draw:style-name="gr13" draw:text-style-name="P4" draw:layer="layout" svg:width="2.525cm" svg:height="0.991cm" svg:x="8.89cm" svg:y="4.726cm">
          <draw:text-box>
            <text:p text:style-name="P3"><text:span text:style-name="T8">T</text:span><text:span text:style-name="T9">PWM </text:span><text:span text:style-name="T10">- T</text:span><text:span text:style-name="T9">A</text:span></text:p>
          </draw:text-box>
        </draw:frame>
        <draw:custom-shape draw:style-name="gr19" draw:text-style-name="P8" draw:layer="layout" svg:width="0.889cm" svg:height="0.221cm" svg:x="10.16cm" svg:y="13.54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8" draw:layer="layout" svg:width="0.889cm" svg:height="0.221cm" svg:x="10.16cm" svg:y="17.9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0.635cm" svg:height="0.221cm" svg:x="10.16cm" svg:y="13.5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18" draw:text-style-name="P2" draw:layer="layout" svg:x1="9.144cm" svg:y1="14.224cm" svg:x2="10.16cm" svg:y2="14.224cm">
            <text:p/>
          </draw:line>
          <draw:line draw:style-name="gr18" draw:text-style-name="P2" draw:layer="layout" svg:x1="12.065cm" svg:y1="14.224cm" svg:x2="10.795cm" svg:y2="14.224cm">
            <text:p/>
          </draw:line>
          <draw:line draw:style-name="gr6" draw:text-style-name="P2" draw:layer="layout" svg:x1="9.652cm" svg:y1="14.224cm" svg:x2="10.795cm" svg:y2="14.224cm">
            <text:p/>
          </draw:line>
        </draw:g>
        <draw:frame draw:style-name="gr21" draw:text-style-name="P7" draw:layer="layout" svg:width="2.032cm" svg:height="0.991cm" svg:x="11.049cm" svg:y="14.635cm">
          <draw:text-box>
            <text:p text:style-name="P6"><text:span text:style-name="T3">T</text:span><text:span text:style-name="T4">SAMPLE</text:span></text:p>
          </draw:text-box>
        </draw:frame>
        <draw:line draw:style-name="gr18" draw:text-style-name="P2" draw:layer="layout" svg:x1="11.303cm" svg:y1="15.494cm" svg:x2="10.541cm" svg:y2="14.224cm">
          <text:p/>
        </draw:line>
        <draw:line draw:style-name="gr6" draw:text-style-name="P2" draw:layer="layout" svg:x1="6.985cm" svg:y1="15.367cm" svg:x2="8.128cm" svg:y2="15.367cm">
          <text:p/>
        </draw:line>
        <draw:line draw:style-name="gr7" draw:text-style-name="P2" draw:layer="layout" svg:x1="10.795cm" svg:y1="13.535cm" svg:x2="10.795cm" svg:y2="14.224cm">
          <text:p/>
        </draw:line>
        <draw:custom-shape draw:style-name="gr20" draw:text-style-name="P9" draw:layer="layout" svg:width="0.635cm" svg:height="0.221cm" svg:x="10.16cm" svg:y="17.9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2" draw:layer="layout" svg:width="0.127cm" svg:height="0.889cm" draw:transform="rotate (1.5707963267949) translate (10.16cm 18.503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3" draw:text-style-name="P7" draw:layer="layout" svg:width="2.794cm" svg:height="1.537cm" svg:x="11.938cm" svg:y="18.884cm">
          <draw:text-box>
            <text:p text:style-name="P6"><text:span text:style-name="T3">Sampling Window</text:span></text:p>
          </draw:text-box>
        </draw:frame>
        <draw:line draw:style-name="gr18" draw:text-style-name="P2" draw:layer="layout" svg:x1="12.192cm" svg:y1="19.558cm" svg:x2="10.6cm" svg:y2="18.532cm">
          <text:p/>
        </draw:line>
        <draw:line draw:style-name="gr17" draw:text-style-name="P2" draw:layer="layout" svg:x1="9.906cm" svg:y1="18.191cm" svg:x2="11.049cm" svg:y2="18.191cm">
          <text:p/>
        </draw:line>
        <draw:path draw:style-name="gr17" draw:text-style-name="P2" draw:layer="layout" svg:width="0.503cm" svg:height="0.068cm" draw:transform="skewX (0.0919788515801012) rotate (-0.0712094334813698) translate (11.0594267105278cm 18.1239269629735cm)" svg:viewBox="0 0 504 69" svg:d="M0 64c13 0 25-1 38-1 11-1 22 0 32-2 13-2 17-12 29-16 10-4 22-2 33 2s20 11 29 17c7 4 20 9 32 2 10-5 20-10 21-18s6-16 10-22c6-9 12-16 21-23 10-7 24 0 32 4 9 6 18 12 23 19 6 7 11 16 20 22 9 5 21 13 33 9 11-4 24-10 28-18 5-9 17-11 29-11 11 1 22 3 32 6 10 4 21 1 32 1 9-1 20 0 30-2">
          <text:p/>
        </draw:path>
        <draw:line draw:style-name="gr17" draw:text-style-name="P2" draw:layer="layout" svg:x1="9.906cm" svg:y1="13.77cm" svg:x2="11.049cm" svg:y2="13.77cm">
          <text:p/>
        </draw:line>
        <draw:path draw:style-name="gr17" draw:text-style-name="P2" draw:layer="layout" svg:width="0.503cm" svg:height="0.068cm" draw:transform="skewX (0.0919788515801012) rotate (-0.0712094334813698) translate (11.0594267105278cm 13.6979269629735cm)" svg:viewBox="0 0 504 69" svg:d="M0 64c13 0 25-1 38-1 11-1 22 0 32-2 13-2 17-12 29-16 10-4 22-2 33 2s20 11 29 17c7 4 20 9 32 2 10-5 20-10 21-18s6-16 10-22c6-9 12-16 21-23 10-7 24 0 32 4 9 6 18 12 23 19 6 7 11 16 20 22 9 5 21 13 33 9 11-4 24-10 28-18 5-9 17-11 29-11 11 1 22 3 32 6 10 4 21 1 32 1 9-1 20 0 30-2">
          <text:p/>
        </draw:path>
        <draw:path draw:style-name="gr17" draw:text-style-name="P2" draw:layer="layout" svg:width="0.503cm" svg:height="0.068cm" draw:transform="skewX (0.0919788515801011) rotate (-0.0712094334813698) translate (16.9014267105278cm 10.0449269629735cm)" svg:viewBox="0 0 504 69" svg:d="M0 64c13 0 25-1 38-1 11-1 22 0 32-2 13-2 17-12 29-16 10-4 22-2 33 2s20 11 29 17c7 4 20 9 32 2 10-5 20-10 21-18s6-16 10-22c6-9 12-16 21-23 10-7 24 0 32 4 9 6 18 12 23 19 6 7 11 16 20 22 9 5 21 13 33 9 11-4 24-10 28-18 5-9 17-11 29-11 11 1 22 3 32 6 10 4 21 1 32 1 9-1 20 0 30-2">
          <text:p/>
        </draw:path>
        <draw:line draw:style-name="gr17" draw:text-style-name="P2" draw:layer="layout" svg:x1="17.399cm" svg:y1="10.11cm" svg:x2="17.907cm" svg:y2="10.11cm">
          <text:p/>
        </draw:line>
        <draw:path draw:style-name="gr17" draw:text-style-name="P2" draw:layer="layout" svg:width="0.503cm" svg:height="0.068cm" draw:transform="skewX (0.0919788515801012) rotate (-0.0712094334813698) translate (16.9014267105278cm 14.4599269629735cm)" svg:viewBox="0 0 504 69" svg:d="M0 64c13 0 25-1 38-1 11-1 22 0 32-2 13-2 17-12 29-16 10-4 22-2 33 2s20 11 29 17c7 4 20 9 32 2 10-5 20-10 21-18s6-16 10-22c6-9 12-16 21-23 10-7 24 0 32 4 9 6 18 12 23 19 6 7 11 16 20 22 9 5 21 13 33 9 11-4 24-10 28-18 5-9 17-11 29-11 11 1 22 3 32 6 10 4 21 1 32 1 9-1 20 0 30-2">
          <text:p/>
        </draw:path>
        <draw:line draw:style-name="gr17" draw:text-style-name="P2" draw:layer="layout" svg:x1="17.369cm" svg:y1="14.528cm" svg:x2="17.877cm" svg:y2="14.528cm">
          <text:p/>
        </draw:line>
        <draw:path draw:style-name="gr17" draw:text-style-name="P2" draw:layer="layout" svg:width="0.503cm" svg:height="0.068cm" draw:transform="skewX (0.0919788515801012) rotate (-0.0712094334813698) translate (12.2874267105278cm 10.0449269629735cm)" svg:viewBox="0 0 504 69" svg:d="M0 64c13 0 25-1 38-1 11-1 22 0 32-2 13-2 17-12 29-16 10-4 22-2 33 2s20 11 29 17c7 4 20 9 32 2 10-5 20-10 21-18s6-16 10-22c6-9 12-16 21-23 10-7 24 0 32 4 9 6 18 12 23 19 6 7 11 16 20 22 9 5 21 13 33 9 11-4 24-10 28-18 5-9 17-11 29-11 11 1 22 3 32 6 10 4 21 1 32 1 9-1 20 0 30-2">
          <text:p/>
        </draw:path>
        <draw:line draw:style-name="gr17" draw:text-style-name="P2" draw:layer="layout" svg:x1="11.684cm" svg:y1="10.11cm" svg:x2="12.319cm" svg:y2="10.11cm">
          <text:p/>
        </draw:line>
        <draw:line draw:style-name="gr17" draw:text-style-name="P2" draw:layer="layout" svg:x1="11.547cm" svg:y1="18.194cm" svg:x2="12.279cm" svg:y2="18.194cm">
          <text:p/>
        </draw:line>
        <draw:path draw:style-name="gr17" draw:text-style-name="P2" draw:layer="layout" svg:width="0.503cm" svg:height="0.068cm" draw:transform="skewX (0.0919788515801012) rotate (-0.0712094334813698) translate (12.2894267105278cm 18.1289269629735cm)" svg:viewBox="0 0 504 69" svg:d="M0 64c13 0 25-1 38-1 11-1 22 0 32-2 13-2 17-12 29-16 10-4 22-2 33 2s20 11 29 17c7 4 20 9 32 2 10-5 20-10 21-18s6-16 10-22c6-9 12-16 21-23 10-7 24 0 32 4 9 6 18 12 23 19 6 7 11 16 20 22 9 5 21 13 33 9 11-4 24-10 28-18 5-9 17-11 29-11 11 1 22 3 32 6 10 4 21 1 32 1 9-1 20 0 30-2">
          <text:p/>
        </draw:path>
        <draw:custom-shape draw:style-name="gr24" draw:text-style-name="P10" draw:layer="layout" svg:width="0.381cm" svg:height="0.635cm" svg:x="10.03cm" svg:y="1.394cm">
          <text:p/>
          <draw:enhanced-geometry svg:viewBox="0 0 640 861" draw:mirror-vertical="true" draw:mirror-horizontal="true" draw:text-areas="257 295 414 566" draw:type="non-primitive" draw:enhanced-path="M 640 233 L 221 293 506 12 367 0 29 406 431 347 145 645 99 520 0 861 326 765 209 711 640 233 640 233 Z N"/>
        </draw:custom-shape>
        <draw:frame draw:style-name="gr23" draw:text-style-name="P11" draw:layer="layout" svg:width="3.556cm" svg:height="1.537cm" svg:x="10.106cm" svg:y="1.131cm">
          <draw:text-box>
            <text:p text:style-name="P6"><text:span text:style-name="T1">Sampling Trigger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 Mono1" svg:font-family="'DejaVu Sans Mono'" style:font-family-generic="modern" style:font-pitch="fixed"/>
    <style:font-face style:name="LM Roman 12" svg:font-family="'LM Roman 12'" style:font-pitch="variable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8-14T18:43:10.059788328</meta:creation-date>
    <dc:date>2021-05-16T18:40:38.113953830</dc:date>
    <meta:editing-duration>PT16H59M56S</meta:editing-duration>
    <meta:editing-cycles>12</meta:editing-cycles>
    <meta:generator>LibreOffice/6.4.7.2$Linux_X86_64 LibreOffice_project/40$Build-2</meta:generator>
    <meta:document-statistic meta:object-count="173"/>
  </office:meta>
</office:document-meta>
</file>